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500000027D8CA46BEEBB179B0.png" manifest:media-type="image/png"/>
  <manifest:file-entry manifest:full-path="Pictures/1000237D000019D9000003D86D469831AAFBB3A0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7.999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5.72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999cm" table:align="left"/>
    </style:style>
    <style:style style:name="Table3.A" style:family="table-column">
      <style:table-column-properties style:column-width="1.386cm"/>
    </style:style>
    <style:style style:name="Table3.B" style:family="table-column">
      <style:table-column-properties style:column-width="6.613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ans" fo:font-size="11pt" fo:language="en" fo:country="US" fo:font-weight="bold" officeooo:rsid="001dabf8" officeooo:paragraph-rsid="001dabf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ans" fo:font-size="11pt" fo:language="en" fo:country="US" fo:font-weight="bold" officeooo:rsid="009aee0e" officeooo:paragraph-rsid="00a92e21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ans" fo:font-size="11pt" fo:language="en" fo:country="US" fo:font-weight="bold" officeooo:rsid="00593bb2" officeooo:paragraph-rsid="00cef2ca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8pt" fo:language="en" fo:country="US" fo:font-weight="bold" officeooo:rsid="008ef0b2" officeooo:paragraph-rsid="008ef0b2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32pt" fo:language="en" fo:country="US" fo:font-weight="bold" officeooo:rsid="008ef0b2" officeooo:paragraph-rsid="00c5d9fb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0pt" fo:language="en" fo:country="US" fo:font-weight="bold" officeooo:rsid="0098473f" officeooo:paragraph-rsid="00c5d9fb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0pt" fo:language="en" fo:country="US" officeooo:rsid="005c1bf0" officeooo:paragraph-rsid="0071b828" style:font-size-asian="10pt" style:font-size-complex="10pt"/>
    </style:style>
    <style:style style:name="P11" style:family="paragraph" style:parent-style-name="Standard">
      <style:text-properties fo:font-size="10pt" fo:language="en" fo:country="US" officeooo:rsid="006b1b75" officeooo:paragraph-rsid="004bc650" style:font-size-asian="10pt" style:font-size-complex="10pt"/>
    </style:style>
    <style:style style:name="P12" style:family="paragraph" style:parent-style-name="Standard">
      <style:text-properties fo:font-size="11pt" fo:language="en" fo:country="US" officeooo:rsid="005dd787" officeooo:paragraph-rsid="00cef2ca" style:font-size-asian="11pt" style:font-size-complex="11pt"/>
    </style:style>
    <style:style style:name="P13" style:family="paragraph" style:parent-style-name="Standard">
      <style:text-properties fo:font-size="11pt" fo:language="en" fo:country="US" officeooo:rsid="00d088ba" officeooo:paragraph-rsid="00d38599" style:font-size-asian="11pt" style:font-size-complex="11pt"/>
    </style:style>
    <style:style style:name="P14" style:family="paragraph" style:parent-style-name="Standard">
      <style:text-properties fo:font-size="11pt" fo:language="en" fo:country="US" officeooo:rsid="00d8a37d" officeooo:paragraph-rsid="00d8a37d" style:font-size-asian="11pt" style:font-size-complex="11pt"/>
    </style:style>
    <style:style style:name="P15" style:family="paragraph" style:parent-style-name="Standard">
      <style:text-properties fo:font-size="11pt" fo:language="en" fo:country="US" officeooo:rsid="00e31dd6" officeooo:paragraph-rsid="00e31dd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fo:font-weight="bold" officeooo:rsid="0088e3a3" officeooo:paragraph-rsid="0088e3a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beration Sans" fo:font-size="8pt" fo:language="en" fo:country="US" fo:font-weight="bold" officeooo:rsid="0071b828" officeooo:paragraph-rsid="0071b828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fo:font-weight="bold" officeooo:rsid="0089d418" officeooo:paragraph-rsid="0089d418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Liberation Sans" fo:font-size="8pt" fo:language="en" fo:country="US" fo:font-weight="bold" officeooo:rsid="0089d418" officeooo:paragraph-rsid="0089d418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Liberation Sans" fo:font-size="8pt" fo:language="en" fo:country="US" officeooo:rsid="0071b828" officeooo:paragraph-rsid="0071b828" style:font-size-asian="8pt" style:font-size-complex="8pt"/>
    </style:style>
    <style:style style:name="P21" style:family="paragraph" style:parent-style-name="Table_20_Contents">
      <style:text-properties style:font-name="Liberation Sans" fo:font-size="8pt" fo:language="en" fo:country="US" officeooo:rsid="0089d418" officeooo:paragraph-rsid="0089d418" style:font-size-asian="8pt" style:font-size-complex="8pt"/>
    </style:style>
    <style:style style:name="P22" style:family="paragraph" style:parent-style-name="Table_20_Contents">
      <style:text-properties style:font-name="Liberation Sans" fo:font-size="8pt" fo:language="en" fo:country="US" officeooo:rsid="00ccc6b9" officeooo:paragraph-rsid="00ccc6b9" style:font-size-asian="8pt" style:font-size-complex="8pt"/>
    </style:style>
    <style:style style:name="P23" style:family="paragraph" style:parent-style-name="Table_20_Contents">
      <style:text-properties style:font-name="Liberation Sans" fo:font-size="8pt" fo:language="en" fo:country="US" officeooo:rsid="00ce6996" officeooo:paragraph-rsid="00ce6996" style:font-size-asian="8pt" style:font-size-complex="8pt"/>
    </style:style>
    <style:style style:name="P24" style:family="paragraph" style:parent-style-name="Table_20_Contents">
      <style:text-properties style:font-name="Liberation Sans" fo:font-size="8pt" fo:language="en" fo:country="US" officeooo:rsid="00ce6996" officeooo:paragraph-rsid="00ce6996" style:font-size-asian="8pt" style:font-size-complex="8pt" style:text-overline-style="none" style:text-overline-color="font-color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rsid="009aee0e" officeooo:paragraph-rsid="00a92e21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rsid="0056acde" officeooo:paragraph-rsid="0056acde" style:font-size-asian="11pt" style:font-size-complex="11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rsid="00cb9f41" officeooo:paragraph-rsid="00cb9f41" style:font-size-asian="11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ans" fo:font-size="11pt" fo:language="en" fo:country="US" fo:font-weight="bold" officeooo:rsid="009aee0e" officeooo:paragraph-rsid="00a92e21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ans" fo:font-size="11pt" fo:language="en" fo:country="US" fo:font-weight="bold" officeooo:rsid="00a97f69" officeooo:paragraph-rsid="00e28f73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0pt" fo:language="en" fo:country="US" officeooo:rsid="0056acde" officeooo:paragraph-rsid="00a97f69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" fo:font-size="10pt" fo:language="en" fo:country="US" fo:font-weight="normal" officeooo:rsid="00ccc60b" officeooo:paragraph-rsid="00e28f73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break-before="page"/>
      <style:text-properties style:font-name="Liberation Sans" fo:font-size="11pt" fo:language="en" fo:country="US" fo:font-weight="bold" officeooo:rsid="001dabf8" officeooo:paragraph-rsid="001dabf8" style:font-size-asian="11pt" style:font-weight-asian="bold" style:font-size-complex="11pt" style:font-weight-complex="bold"/>
    </style:style>
    <style:style style:name="P33" style:family="paragraph" style:parent-style-name="Standard" style:list-style-name="L1">
      <style:text-properties fo:font-size="11pt" fo:language="en" fo:country="US" officeooo:rsid="00ca493d" officeooo:paragraph-rsid="00c8a7f8" style:font-size-asian="11pt" style:font-size-complex="11pt"/>
    </style:style>
    <style:style style:name="P34" style:family="paragraph" style:parent-style-name="Standard" style:list-style-name="L1">
      <style:text-properties fo:font-size="11pt" fo:language="en" fo:country="US" officeooo:rsid="0056acde" officeooo:paragraph-rsid="00b4357c" style:font-size-asian="11pt" style:font-size-complex="11pt"/>
    </style:style>
    <style:style style:name="P35" style:family="paragraph" style:parent-style-name="Standard" style:list-style-name="L1">
      <style:text-properties fo:font-size="11pt" fo:language="en" fo:country="US" officeooo:rsid="00a97f69" officeooo:paragraph-rsid="00a97f69" style:font-size-asian="11pt" style:font-size-complex="11pt"/>
    </style:style>
    <style:style style:name="P36" style:family="paragraph" style:parent-style-name="Standard" style:master-page-name="First_20_Page">
      <style:paragraph-properties fo:text-align="center" style:justify-single-word="false" style:page-number="1"/>
      <style:text-properties style:font-name="Liberation Sans" fo:font-size="28pt" fo:language="en" fo:country="US" fo:font-weight="bold" officeooo:rsid="008ef0b2" officeooo:paragraph-rsid="008ef0b2" style:font-size-asian="28pt" style:font-weight-asian="bold" style:font-size-complex="28pt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size="11pt" fo:language="en" fo:country="US" fo:font-weight="bold" officeooo:rsid="00e31dd6" officeooo:paragraph-rsid="00cef2ca" style:font-size-asian="11pt" style:font-weight-asian="bold" style:font-size-complex="11pt" style:font-weight-complex="bold"/>
    </style:style>
    <style:style style:name="T1" style:family="text">
      <style:text-properties officeooo:rsid="00a4b1be"/>
    </style:style>
    <style:style style:name="T2" style:family="text">
      <style:text-properties officeooo:rsid="00e31dd6"/>
    </style:style>
    <style:style style:name="T3" style:family="text">
      <style:text-properties officeooo:rsid="00c8a7f8"/>
    </style:style>
    <style:style style:name="T4" style:family="text">
      <style:text-properties officeooo:rsid="00e28f73"/>
    </style:style>
    <style:style style:name="T5" style:family="text">
      <style:text-properties officeooo:rsid="007abf0a"/>
    </style:style>
    <style:style style:name="T6" style:family="text">
      <style:text-properties officeooo:rsid="008bb7cc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e31dd6" style:font-weight-asian="normal" style:font-weight-complex="normal"/>
    </style:style>
    <style:style style:name="T9" style:family="text">
      <style:text-properties style:font-name="Liberation Sans" fo:font-weight="bold" style:font-weight-asian="bold" style:font-weight-complex="bold"/>
    </style:style>
    <style:style style:name="T10" style:family="text">
      <style:text-properties style:font-name="Liberation Sans" fo:font-weight="bold" officeooo:rsid="00a92e21" style:font-weight-asian="bold" style:font-weight-complex="bold"/>
    </style:style>
    <style:style style:name="T11" style:family="text">
      <style:text-properties style:font-name="Liberation Sans" fo:font-weight="bold" officeooo:rsid="00593bb2" style:font-weight-asian="bold" style:font-weight-complex="bold"/>
    </style:style>
    <style:style style:name="T12" style:family="text">
      <style:text-properties officeooo:rsid="00ce6996"/>
    </style:style>
    <style:style style:name="T13" style:family="text">
      <style:text-properties officeooo:rsid="00e3c72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7"/>
      <text:p text:style-name="P7"/>
      <text:p text:style-name="P7"/>
      <text:p text:style-name="P7"/>
      <text:p text:style-name="P7"><draw:frame draw:style-name="fr1" draw:name="Image4" text:anchor-type="as-char" svg:y="0cm" svg:width="15cm" svg:height="2.371cm" draw:z-index="0"><draw:image xlink:href="Pictures/1000237D000019D9000003D86D469831AAFBB3A0.svg" xlink:type="simple" xlink:show="embed" xlink:actuate="onLoad" loext:mime-type="image/svg+xml"/><draw:image xlink:href="Pictures/100002010000010500000027D8CA46BEEBB179B0.png" xlink:type="simple" xlink:show="embed" xlink:actuate="onLoad"/></draw:frame></text:p>
      <text:p text:style-name="P8"/>
      <text:p text:style-name="P8">XMICRO-<text:span text:style-name="T2">VDP</text:span></text:p>
      <text:p text:style-name="P9">Technical Manual</text:p>
      <text:p text:style-name="P32">Features:</text:p>
      <text:p text:style-name="P4"/>
      <text:list xml:id="list2710034180" text:style-name="L1">
        <text:list-item>
          <text:p text:style-name="P33"/>
        </text:list-item>
        <text:list-item>
          <text:p text:style-name="P34"><text:span text:style-name="T5">C</text:span>ard ID register for system self-configuration</text:p>
        </text:list-item>
        <text:list-item>
          <text:p text:style-name="P35">Fully open-source</text:p>
        </text:list-item>
      </text:list>
      <text:p text:style-name="P26"/>
      <text:p text:style-name="P28"/>
      <text:p text:style-name="P25"><text:span text:style-name="T10">Functional</text:span><text:span text:style-name="T9"> Description:</text:span></text:p>
      <text:p text:style-name="P5"/>
      <text:p text:style-name="P27"><text:span text:style-name="T7">The XMICRO-</text:span><text:span text:style-name="T8">VDP</text:span><text:span text:style-name="T7"> is an XMICRO slave card which provides</text:span></text:p>
      <text:p text:style-name="P31"/>
      <text:p text:style-name="P31"/>
      <text:p text:style-name="P31"/>
      <text:p text:style-name="P29">Tables of Information</text:p>
      <text:p text:style-name="P3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6">Table 1 – <text:span text:style-name="T12">Onboard Registers</text:span></text:p>
          </table:table-cell>
          <table:covered-table-cell/>
        </table:table-row>
        <table:table-row>
          <table:table-cell table:style-name="Table2.A2" office:value-type="string">
            <text:p text:style-name="P17">Address</text:p>
          </table:table-cell>
          <table:table-cell table:style-name="Table2.B2" office:value-type="string">
            <text:p text:style-name="P17">Function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3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8">Table <text:span text:style-name="T6">2</text:span> – Card Configuration</text:p>
          </table:table-cell>
          <table:covered-table-cell/>
        </table:table-row>
        <table:table-row>
          <table:table-cell table:style-name="Table3.A2" office:value-type="string">
            <text:p text:style-name="P19">Setting</text:p>
          </table:table-cell>
          <table:table-cell table:style-name="Table3.B2" office:value-type="string">
            <text:p text:style-name="P19">Function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B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B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B2" office:value-type="string">
            <text:p text:style-name="P24"/>
          </table:table-cell>
        </table:table-row>
      </table:table>
      <text:p text:style-name="P11"/>
      <text:p text:style-name="P37">VDP</text:p>
      <text:p text:style-name="P12"/>
      <text:p text:style-name="P13">T</text:p>
      <text:p text:style-name="P6"/>
      <text:p text:style-name="P6"/>
      <text:p text:style-name="P15"><text:span text:style-name="T9">Analog </text:span><text:span text:style-name="T11">V</text:span><text:span text:style-name="T9">ideo Outputs</text:span></text:p>
      <text:p text:style-name="P12"/>
      <text:p text:style-name="P14">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MT1" style:family="text">
      <style:text-properties officeooo:rsid="00a4b1be"/>
    </style:style>
    <style:style style:name="MT2" style:family="text">
      <style:text-properties officeooo:rsid="00e3c72c"/>
    </style:style>
    <style:style style:name="MT3" style:family="text">
      <style:text-properties officeooo:rsid="00c8a7f8"/>
    </style:style>
    <style:style style:name="MT4" style:family="text">
      <style:text-properties officeooo:rsid="00e28f73"/>
    </style:style>
    <style:style style:name="MT5" style:family="text">
      <style:text-properties officeooo:rsid="00e31dd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V1.<text:span text:style-name="MT2">1</text:span> 201<text:span text:style-name="MT3">9</text:span>-<text:span text:style-name="MT4">12</text:span>-<text:span text:style-name="MT2">08</text:span></text:p>
        <text:p text:style-name="MP2">Applies to hardware V1.<text:span text:style-name="MT5">0</text:span></text:p>
        <text:p text:style-name="MP3"><text:span text:style-name="MT1">Page </text:span><text:page-number text:select-page="current">1</text:page-number>/<text:page-count>3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7:10:13.846213093</meta:creation-date>
    <dc:date>2019-12-08T19:51:20.555773800</dc:date>
    <meta:editing-duration>PT12H7M53S</meta:editing-duration>
    <meta:editing-cycles>89</meta:editing-cycles>
    <meta:generator>LibreOffice/6.0.7.3$Linux_X86_64 LibreOffice_project/00m0$Build-3</meta:generator>
    <meta:print-date>2018-01-21T21:44:42.759984360</meta:print-date>
    <meta:document-statistic meta:table-count="2" meta:image-count="1" meta:object-count="0" meta:page-count="3" meta:paragraph-count="24" meta:word-count="57" meta:character-count="363" meta:non-whitespace-character-count="329"/>
  </office:meta>
</office:document-meta>
</file>